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9283in" svg:y="2.7059in">
            <draw:object draw:notify-on-update-of-ranges="Sheet1.A16:Sheet1.A16 Sheet1.B16:Sheet1.J16 Sheet1.A16:Sheet1.A16 Sheet1.B16:Sheet1.J16 Sheet1.A17:Sheet1.A17 Sheet1.B17:Sheet1.J17 Sheet1.A18:Sheet1.A18 Sheet1.B18:Sheet1.J18 Sheet1.A19:Sheet1.A19 Sheet1.B19:Sheet1.J19 Sheet1.A20:Sheet1.A20 Sheet1.B20:Sheet1.J20 Sheet1.A21:Sheet1.A21 Sheet1.B21:Sheet1.J21 Sheet1.A22:Sheet1.A22 Sheet1.B22:Sheet1.J22 Sheet1.A23:Sheet1.A23 Sheet1.B23:Sheet1.J23 Sheet1.A24:Sheet1.A24 Sheet1.B24:Sheet1.J24 Sheet1.A25:Sheet1.A25 Sheet1.B25:Sheet1.J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16in" svg:height="5.1693in" svg:x="8.9287in" svg:y="0.902in">
            <draw:object draw:notify-on-update-of-ranges="Sheet1.B15:Sheet1.J15 Sheet1.A16:Sheet1.A16 Sheet1.B16:Sheet1.J16 Sheet1.A17:Sheet1.A17 Sheet1.B17:Sheet1.J17 Sheet1.A18:Sheet1.A18 Sheet1.B18:Sheet1.J18 Sheet1.A19:Sheet1.A19 Sheet1.B19:Sheet1.J19 Sheet1.A20:Sheet1.A20 Sheet1.B20:Sheet1.J20 Sheet1.A21:Sheet1.A21 Sheet1.B21:Sheet1.J21 Sheet1.A22:Sheet1.A22 Sheet1.B22:Sheet1.J22 Sheet1.A23:Sheet1.A23 Sheet1.B23:Sheet1.J23 Sheet1.A24:Sheet1.A24 Sheet1.B24:Sheet1.J24 Sheet1.A25:Sheet1.A25 Sheet1.B25:Sheet1.J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 = 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g</text:p>
          </table:table-cell>
          <table:table-cell office:value-type="float" office:value="24012" calcext:value-type="float">
            <text:p>24012</text:p>
          </table:table-cell>
          <table:table-cell office:value-type="float" office:value="18000" calcext:value-type="float">
            <text:p>18000</text:p>
          </table:table-cell>
          <table:table-cell office:value-type="float" office:value="14400" calcext:value-type="float">
            <text:p>14400</text:p>
          </table:table-cell>
          <table:table-cell office:value-type="float" office:value="12024" calcext:value-type="float">
            <text:p>12024</text:p>
          </table:table-cell>
          <table:table-cell office:value-type="float" office:value="10800" calcext:value-type="float">
            <text:p>10800</text:p>
          </table:table-cell>
          <table:table-cell office:value-type="float" office:value="8424" calcext:value-type="float">
            <text:p>8424</text:p>
          </table:table-cell>
          <table:table-cell office:value-type="float" office:value="7992" calcext:value-type="float">
            <text:p>7992</text:p>
          </table:table-cell>
          <table:table-cell office:value-type="float" office:value="7200" calcext:value-type="float">
            <text:p>7200</text:p>
          </table:table-cell>
          <table:table-cell office:value-type="float" office:value="6804" calcext:value-type="float">
            <text:p>6804</text:p>
          </table:table-cell>
          <table:table-cell office:value-type="string" calcext:value-type="string">
            <text:p>Alg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9.1325" calcext:value-type="float">
            <text:p>9.1325</text:p>
          </table:table-cell>
          <table:table-cell office:value-type="float" office:value="3.90162" calcext:value-type="float">
            <text:p>3.90162</text:p>
          </table:table-cell>
          <table:table-cell office:value-type="float" office:value="1.98362" calcext:value-type="float">
            <text:p>1.98362</text:p>
          </table:table-cell>
          <table:table-cell office:value-type="float" office:value="1.21101" calcext:value-type="float">
            <text:p>1.21101</text:p>
          </table:table-cell>
          <table:table-cell office:value-type="float" office:value="0.898152" calcext:value-type="float">
            <text:p>0.898152</text:p>
          </table:table-cell>
          <table:table-cell office:value-type="float" office:value="0.472363" calcext:value-type="float">
            <text:p>0.472363</text:p>
          </table:table-cell>
          <table:table-cell office:value-type="float" office:value="0.419376" calcext:value-type="float">
            <text:p>0.419376</text:p>
          </table:table-cell>
          <table:table-cell office:value-type="float" office:value="0.331344" calcext:value-type="float">
            <text:p>0.331344</text:p>
          </table:table-cell>
          <table:table-cell office:value-type="float" office:value="0.293207" calcext:value-type="float">
            <text:p>0.293207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.75099" calcext:value-type="float">
            <text:p>3.75099</text:p>
          </table:table-cell>
          <table:table-cell office:value-type="float" office:value="1.74927" calcext:value-type="float">
            <text:p>1.74927</text:p>
          </table:table-cell>
          <table:table-cell office:value-type="float" office:value="1.02742" calcext:value-type="float">
            <text:p>1.02742</text:p>
          </table:table-cell>
          <table:table-cell office:value-type="float" office:value="0.75904" calcext:value-type="float">
            <text:p>0.75904</text:p>
          </table:table-cell>
          <table:table-cell office:value-type="float" office:value="0.364676" calcext:value-type="float">
            <text:p>0.364676</text:p>
          </table:table-cell>
          <table:table-cell office:value-type="float" office:value="0.318254" calcext:value-type="float">
            <text:p>0.318254</text:p>
          </table:table-cell>
          <table:table-cell office:value-type="float" office:value="0.237339" calcext:value-type="float">
            <text:p>0.237339</text:p>
          </table:table-cell>
          <table:table-cell office:value-type="float" office:value="0.202293" calcext:value-type="float">
            <text:p>0.202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075" calcext:value-type="float">
            <text:p>8.075</text:p>
          </table:table-cell>
          <table:table-cell office:value-type="float" office:value="3.33758" calcext:value-type="float">
            <text:p>3.33758</text:p>
          </table:table-cell>
          <table:table-cell office:value-type="float" office:value="1.75086" calcext:value-type="float">
            <text:p>1.75086</text:p>
          </table:table-cell>
          <table:table-cell office:value-type="float" office:value="1.04485" calcext:value-type="float">
            <text:p>1.04485</text:p>
          </table:table-cell>
          <table:table-cell office:value-type="float" office:value="0.775107" calcext:value-type="float">
            <text:p>0.775107</text:p>
          </table:table-cell>
          <table:table-cell office:value-type="float" office:value="0.37476" calcext:value-type="float">
            <text:p>0.37476</text:p>
          </table:table-cell>
          <table:table-cell office:value-type="float" office:value="0.317311" calcext:value-type="float">
            <text:p>0.317311</text:p>
          </table:table-cell>
          <table:table-cell office:value-type="float" office:value="0.231825" calcext:value-type="float">
            <text:p>0.231825</text:p>
          </table:table-cell>
          <table:table-cell office:value-type="float" office:value="0.206463" calcext:value-type="float">
            <text:p>0.206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x2</text:p>
          </table:table-cell>
          <table:table-cell office:value-type="float" office:value="7.57137" calcext:value-type="float">
            <text:p>7.57137</text:p>
          </table:table-cell>
          <table:table-cell office:value-type="float" office:value="3.20479" calcext:value-type="float">
            <text:p>3.20479</text:p>
          </table:table-cell>
          <table:table-cell office:value-type="float" office:value="1.7314" calcext:value-type="float">
            <text:p>1.7314</text:p>
          </table:table-cell>
          <table:table-cell office:value-type="float" office:value="1.05488" calcext:value-type="float">
            <text:p>1.05488</text:p>
          </table:table-cell>
          <table:table-cell office:value-type="float" office:value="0.770565" calcext:value-type="float">
            <text:p>0.770565</text:p>
          </table:table-cell>
          <table:table-cell office:value-type="float" office:value="0.388126" calcext:value-type="float">
            <text:p>0.388126</text:p>
          </table:table-cell>
          <table:table-cell office:value-type="float" office:value="0.339227" calcext:value-type="float">
            <text:p>0.339227</text:p>
          </table:table-cell>
          <table:table-cell office:value-type="float" office:value="0.25764" calcext:value-type="float">
            <text:p>0.25764</text:p>
          </table:table-cell>
          <table:table-cell office:value-type="float" office:value="0.234354" calcext:value-type="float">
            <text:p>0.234354</text:p>
          </table:table-cell>
          <table:table-cell office:value-type="string" calcext:value-type="string">
            <text:p>2x2</text:p>
          </table:table-cell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8.88097" calcext:value-type="float">
            <text:p>8.88097</text:p>
          </table:table-cell>
          <table:table-cell office:value-type="float" office:value="4.08828" calcext:value-type="float">
            <text:p>4.08828</text:p>
          </table:table-cell>
          <table:table-cell office:value-type="float" office:value="2.44016" calcext:value-type="float">
            <text:p>2.44016</text:p>
          </table:table-cell>
          <table:table-cell office:value-type="float" office:value="1.55285" calcext:value-type="float">
            <text:p>1.55285</text:p>
          </table:table-cell>
          <table:table-cell office:value-type="float" office:value="1.24986" calcext:value-type="float">
            <text:p>1.24986</text:p>
          </table:table-cell>
          <table:table-cell office:value-type="float" office:value="0.740781" calcext:value-type="float">
            <text:p>0.740781</text:p>
          </table:table-cell>
          <table:table-cell office:value-type="float" office:value="0.681194" calcext:value-type="float">
            <text:p>0.681194</text:p>
          </table:table-cell>
          <table:table-cell office:value-type="float" office:value="0.514924" calcext:value-type="float">
            <text:p>0.514924</text:p>
          </table:table-cell>
          <table:table-cell office:value-type="float" office:value="0.480328" calcext:value-type="float">
            <text:p>0.480328</text:p>
          </table:table-cell>
          <table:table-cell office:value-type="string" calcext:value-type="string">
            <text:p>3x3</text:p>
          </table:table-cell>
        </table:table-row>
        <table:table-row table:style-name="ro1">
          <table:table-cell office:value-type="string" calcext:value-type="string">
            <text:p>2x3</text:p>
          </table:table-cell>
          <table:table-cell office:value-type="float" office:value="8.1674" calcext:value-type="float">
            <text:p>8.1674</text:p>
          </table:table-cell>
          <table:table-cell office:value-type="float" office:value="3.54534" calcext:value-type="float">
            <text:p>3.54534</text:p>
          </table:table-cell>
          <table:table-cell office:value-type="float" office:value="1.85501" calcext:value-type="float">
            <text:p>1.85501</text:p>
          </table:table-cell>
          <table:table-cell office:value-type="float" office:value="1.18487" calcext:value-type="float">
            <text:p>1.18487</text:p>
          </table:table-cell>
          <table:table-cell office:value-type="float" office:value="0.894301" calcext:value-type="float">
            <text:p>0.894301</text:p>
          </table:table-cell>
          <table:table-cell office:value-type="float" office:value="0.468046" calcext:value-type="float">
            <text:p>0.468046</text:p>
          </table:table-cell>
          <table:table-cell office:value-type="float" office:value="0.438464" calcext:value-type="float">
            <text:p>0.438464</text:p>
          </table:table-cell>
          <table:table-cell office:value-type="float" office:value="0.346914" calcext:value-type="float">
            <text:p>0.346914</text:p>
          </table:table-cell>
          <table:table-cell office:value-type="float" office:value="0.281481" calcext:value-type="float">
            <text:p>0.281481</text:p>
          </table:table-cell>
          <table:table-cell office:value-type="string" calcext:value-type="string">
            <text:p>2x3</text:p>
          </table:table-cell>
        </table:table-row>
        <table:table-row table:style-name="ro1">
          <table:table-cell office:value-type="string" calcext:value-type="string">
            <text:p>3x2</text:p>
          </table:table-cell>
          <table:table-cell office:value-type="float" office:value="8.13407" calcext:value-type="float">
            <text:p>8.13407</text:p>
          </table:table-cell>
          <table:table-cell office:value-type="float" office:value="3.55075" calcext:value-type="float">
            <text:p>3.55075</text:p>
          </table:table-cell>
          <table:table-cell office:value-type="float" office:value="1.85485" calcext:value-type="float">
            <text:p>1.85485</text:p>
          </table:table-cell>
          <table:table-cell office:value-type="float" office:value="1.18305" calcext:value-type="float">
            <text:p>1.18305</text:p>
          </table:table-cell>
          <table:table-cell office:value-type="float" office:value="0.89444" calcext:value-type="float">
            <text:p>0.89444</text:p>
          </table:table-cell>
          <table:table-cell office:value-type="float" office:value="0.468439" calcext:value-type="float">
            <text:p>0.468439</text:p>
          </table:table-cell>
          <table:table-cell office:value-type="float" office:value="0.437844" calcext:value-type="float">
            <text:p>0.437844</text:p>
          </table:table-cell>
          <table:table-cell office:value-type="float" office:value="0.34676" calcext:value-type="float">
            <text:p>0.34676</text:p>
          </table:table-cell>
          <table:table-cell office:value-type="float" office:value="0.281481" calcext:value-type="float">
            <text:p>0.281481</text:p>
          </table:table-cell>
          <table:table-cell office:value-type="string" calcext:value-type="string">
            <text:p>3x2</text:p>
          </table:table-cell>
        </table:table-row>
        <table:table-row table:style-name="ro1">
          <table:table-cell office:value-type="string" calcext:value-type="string">
            <text:p>2x2x3</text:p>
          </table:table-cell>
          <table:table-cell office:value-type="float" office:value="10.7001" calcext:value-type="float">
            <text:p>10.7001</text:p>
          </table:table-cell>
          <table:table-cell office:value-type="float" office:value="5.61917" calcext:value-type="float">
            <text:p>5.61917</text:p>
          </table:table-cell>
          <table:table-cell office:value-type="float" office:value="3.32567" calcext:value-type="float">
            <text:p>3.32567</text:p>
          </table:table-cell>
          <table:table-cell office:value-type="float" office:value="2.40017" calcext:value-type="float">
            <text:p>2.40017</text:p>
          </table:table-cell>
          <table:table-cell office:value-type="float" office:value="1.9859" calcext:value-type="float">
            <text:p>1.9859</text:p>
          </table:table-cell>
          <table:table-cell office:value-type="float" office:value="1.27696" calcext:value-type="float">
            <text:p>1.27696</text:p>
          </table:table-cell>
          <table:table-cell office:value-type="float" office:value="1.27936" calcext:value-type="float">
            <text:p>1.27936</text:p>
          </table:table-cell>
          <table:table-cell office:value-type="float" office:value="1.10126" calcext:value-type="float">
            <text:p>1.10126</text:p>
          </table:table-cell>
          <table:table-cell office:value-type="float" office:value="0.969767" calcext:value-type="float">
            <text:p>0.969767</text:p>
          </table:table-cell>
          <table:table-cell office:value-type="string" calcext:value-type="string">
            <text:p>2x2x3</text:p>
          </table:table-cell>
        </table:table-row>
        <table:table-row table:style-name="ro1">
          <table:table-cell office:value-type="string" calcext:value-type="string">
            <text:p>2x3x2</text:p>
          </table:table-cell>
          <table:table-cell office:value-type="float" office:value="10.7601" calcext:value-type="float">
            <text:p>10.7601</text:p>
          </table:table-cell>
          <table:table-cell office:value-type="float" office:value="5.64616" calcext:value-type="float">
            <text:p>5.64616</text:p>
          </table:table-cell>
          <table:table-cell office:value-type="float" office:value="3.32752" calcext:value-type="float">
            <text:p>3.32752</text:p>
          </table:table-cell>
          <table:table-cell office:value-type="float" office:value="2.40251" calcext:value-type="float">
            <text:p>2.40251</text:p>
          </table:table-cell>
          <table:table-cell office:value-type="float" office:value="1.97256" calcext:value-type="float">
            <text:p>1.97256</text:p>
          </table:table-cell>
          <table:table-cell office:value-type="float" office:value="1.2867" calcext:value-type="float">
            <text:p>1.2867</text:p>
          </table:table-cell>
          <table:table-cell office:value-type="float" office:value="1.28885" calcext:value-type="float">
            <text:p>1.28885</text:p>
          </table:table-cell>
          <table:table-cell office:value-type="float" office:value="1.10055" calcext:value-type="float">
            <text:p>1.10055</text:p>
          </table:table-cell>
          <table:table-cell office:value-type="float" office:value="0.972348" calcext:value-type="float">
            <text:p>0.972348</text:p>
          </table:table-cell>
          <table:table-cell office:value-type="string" calcext:value-type="string">
            <text:p>2x3x2</text:p>
          </table:table-cell>
        </table:table-row>
        <table:table-row table:style-name="ro1">
          <table:table-cell office:value-type="string" calcext:value-type="string">
            <text:p>3x2x2</text:p>
          </table:table-cell>
          <table:table-cell office:value-type="float" office:value="10.7281" calcext:value-type="float">
            <text:p>10.7281</text:p>
          </table:table-cell>
          <table:table-cell office:value-type="float" office:value="5.63311" calcext:value-type="float">
            <text:p>5.63311</text:p>
          </table:table-cell>
          <table:table-cell office:value-type="float" office:value="3.32505" calcext:value-type="float">
            <text:p>3.32505</text:p>
          </table:table-cell>
          <table:table-cell office:value-type="float" office:value="2.53344" calcext:value-type="float">
            <text:p>2.53344</text:p>
          </table:table-cell>
          <table:table-cell office:value-type="float" office:value="1.98156" calcext:value-type="float">
            <text:p>1.98156</text:p>
          </table:table-cell>
          <table:table-cell office:value-type="float" office:value="1.29018" calcext:value-type="float">
            <text:p>1.29018</text:p>
          </table:table-cell>
          <table:table-cell office:value-type="float" office:value="1.27789" calcext:value-type="float">
            <text:p>1.27789</text:p>
          </table:table-cell>
          <table:table-cell office:value-type="float" office:value="1.10191" calcext:value-type="float">
            <text:p>1.10191</text:p>
          </table:table-cell>
          <table:table-cell office:value-type="float" office:value="0.970029" calcext:value-type="float">
            <text:p>0.970029</text:p>
          </table:table-cell>
          <table:table-cell office:value-type="string" calcext:value-type="string">
            <text:p>3x2x2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9.15793" calcext:value-type="float">
            <text:p>9.15793</text:p>
          </table:table-cell>
          <table:table-cell office:value-type="float" office:value="3.79222" calcext:value-type="float">
            <text:p>3.79222</text:p>
          </table:table-cell>
          <table:table-cell office:value-type="float" office:value="1.90306" calcext:value-type="float">
            <text:p>1.90306</text:p>
          </table:table-cell>
          <table:table-cell office:value-type="float" office:value="1.12207" calcext:value-type="float">
            <text:p>1.12207</text:p>
          </table:table-cell>
          <table:table-cell office:value-type="float" office:value="0.810462" calcext:value-type="float">
            <text:p>0.810462</text:p>
          </table:table-cell>
          <table:table-cell office:value-type="float" office:value="0.383117" calcext:value-type="float">
            <text:p>0.383117</text:p>
          </table:table-cell>
          <table:table-cell office:value-type="float" office:value="0.331464" calcext:value-type="float">
            <text:p>0.331464</text:p>
          </table:table-cell>
          <table:table-cell office:value-type="float" office:value="0.240292" calcext:value-type="float">
            <text:p>0.240292</text:p>
          </table:table-cell>
          <table:table-cell office:value-type="float" office:value="0.202883" calcext:value-type="float">
            <text:p>0.202883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012" calcext:value-type="float">
            <text:p>24012</text:p>
          </table:table-cell>
          <table:table-cell office:value-type="float" office:value="18000" calcext:value-type="float">
            <text:p>18000</text:p>
          </table:table-cell>
          <table:table-cell office:value-type="float" office:value="14400" calcext:value-type="float">
            <text:p>14400</text:p>
          </table:table-cell>
          <table:table-cell office:value-type="float" office:value="12024" calcext:value-type="float">
            <text:p>12024</text:p>
          </table:table-cell>
          <table:table-cell office:value-type="float" office:value="10800" calcext:value-type="float">
            <text:p>10800</text:p>
          </table:table-cell>
          <table:table-cell office:value-type="float" office:value="8424" calcext:value-type="float">
            <text:p>8424</text:p>
          </table:table-cell>
          <table:table-cell office:value-type="float" office:value="7992" calcext:value-type="float">
            <text:p>7992</text:p>
          </table:table-cell>
          <table:table-cell office:value-type="float" office:value="7200" calcext:value-type="float">
            <text:p>7200</text:p>
          </table:table-cell>
          <table:table-cell office:value-type="float" office:value="6804" calcext:value-type="float">
            <text:p>68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B2]^3/[.B4]/1000^4" office:value-type="string" office:string-value="" calcext:value-type="error">
            <text:p>#VALUE!</text:p>
          </table:table-cell>
          <table:table-cell table:formula="of:=2*[.C2]^3/[.C4]/1000^4" office:value-type="float" office:value="3.10957907112522" calcext:value-type="float">
            <text:p>3.10957907112522</text:p>
          </table:table-cell>
          <table:table-cell table:formula="of:=2*[.D2]^3/[.D4]/1000^4" office:value-type="float" office:value="3.41397725908522" calcext:value-type="float">
            <text:p>3.41397725908522</text:p>
          </table:table-cell>
          <table:table-cell table:formula="of:=2*[.E2]^3/[.E4]/1000^4" office:value-type="float" office:value="3.3839885340445" calcext:value-type="float">
            <text:p>3.3839885340445</text:p>
          </table:table-cell>
          <table:table-cell table:formula="of:=2*[.F2]^3/[.F4]/1000^4" office:value-type="float" office:value="3.31922428330523" calcext:value-type="float">
            <text:p>3.31922428330523</text:p>
          </table:table-cell>
          <table:table-cell table:formula="of:=2*[.G2]^3/[.G4]/1000^4" office:value-type="float" office:value="3.27852037986596" calcext:value-type="float">
            <text:p>3.27852037986596</text:p>
          </table:table-cell>
          <table:table-cell table:formula="of:=2*[.H2]^3/[.H4]/1000^4" office:value-type="float" office:value="3.20791277085598" calcext:value-type="float">
            <text:p>3.20791277085598</text:p>
          </table:table-cell>
          <table:table-cell table:formula="of:=2*[.I2]^3/[.I4]/1000^4" office:value-type="float" office:value="3.14527321679117" calcext:value-type="float">
            <text:p>3.14527321679117</text:p>
          </table:table-cell>
          <table:table-cell table:formula="of:=2*[.J2]^3/[.J4]/1000^4" office:value-type="float" office:value="3.11416812706322" calcext:value-type="float">
            <text:p>3.114168127063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B2]^3/[.B5]/1000^4" office:value-type="float" office:value="3.42903934853944" calcext:value-type="float">
            <text:p>3.42903934853944</text:p>
          </table:table-cell>
          <table:table-cell table:formula="of:=2*[.C2]^3/[.C5]/1000^4" office:value-type="float" office:value="3.4947476914411" calcext:value-type="float">
            <text:p>3.4947476914411</text:p>
          </table:table-cell>
          <table:table-cell table:formula="of:=2*[.D2]^3/[.D5]/1000^4" office:value-type="float" office:value="3.41087694047497" calcext:value-type="float">
            <text:p>3.41087694047497</text:p>
          </table:table-cell>
          <table:table-cell table:formula="of:=2*[.E2]^3/[.E5]/1000^4" office:value-type="float" office:value="3.32753744522946" calcext:value-type="float">
            <text:p>3.32753744522946</text:p>
          </table:table-cell>
          <table:table-cell table:formula="of:=2*[.F2]^3/[.F5]/1000^4" office:value-type="float" office:value="3.25042090962925" calcext:value-type="float">
            <text:p>3.25042090962925</text:p>
          </table:table-cell>
          <table:table-cell table:formula="of:=2*[.G2]^3/[.G5]/1000^4" office:value-type="float" office:value="3.19030232161383" calcext:value-type="float">
            <text:p>3.19030232161383</text:p>
          </table:table-cell>
          <table:table-cell table:formula="of:=2*[.H2]^3/[.H5]/1000^4" office:value-type="float" office:value="3.21744619939429" calcext:value-type="float">
            <text:p>3.21744619939429</text:p>
          </table:table-cell>
          <table:table-cell table:formula="of:=2*[.I2]^3/[.I5]/1000^4" office:value-type="float" office:value="3.22008411517308" calcext:value-type="float">
            <text:p>3.22008411517308</text:p>
          </table:table-cell>
          <table:table-cell table:formula="of:=2*[.J2]^3/[.J5]/1000^4" office:value-type="float" office:value="3.05127026599439" calcext:value-type="float">
            <text:p>3.05127026599439</text:p>
          </table:table-cell>
          <table:table-cell/>
        </table:table-row>
        <table:table-row table:style-name="ro1">
          <table:table-cell office:value-type="string" calcext:value-type="string">
            <text:p>2x2</text:p>
          </table:table-cell>
          <table:table-cell table:formula="of:=2*[.B2]^3/[.B6]/1000^4" office:value-type="float" office:value="3.65713110565935" calcext:value-type="float">
            <text:p>3.65713110565935</text:p>
          </table:table-cell>
          <table:table-cell table:formula="of:=2*[.C2]^3/[.C6]/1000^4" office:value-type="float" office:value="3.63955204553184" calcext:value-type="float">
            <text:p>3.63955204553184</text:p>
          </table:table-cell>
          <table:table-cell table:formula="of:=2*[.D2]^3/[.D6]/1000^4" office:value-type="float" office:value="3.44921335335567" calcext:value-type="float">
            <text:p>3.44921335335567</text:p>
          </table:table-cell>
          <table:table-cell table:formula="of:=2*[.E2]^3/[.E6]/1000^4" office:value-type="float" office:value="3.29589858528743" calcext:value-type="float">
            <text:p>3.29589858528743</text:p>
          </table:table-cell>
          <table:table-cell table:formula="of:=2*[.F2]^3/[.F6]/1000^4" office:value-type="float" office:value="3.26958011329349" calcext:value-type="float">
            <text:p>3.26958011329349</text:p>
          </table:table-cell>
          <table:table-cell table:formula="of:=2*[.G2]^3/[.G6]/1000^4" office:value-type="float" office:value="3.08043701799931" calcext:value-type="float">
            <text:p>3.08043701799931</text:p>
          </table:table-cell>
          <table:table-cell table:formula="of:=2*[.H2]^3/[.H6]/1000^4" office:value-type="float" office:value="3.00958081454601" calcext:value-type="float">
            <text:p>3.00958081454601</text:p>
          </table:table-cell>
          <table:table-cell table:formula="of:=2*[.I2]^3/[.I6]/1000^4" office:value-type="float" office:value="2.89743828598044" calcext:value-type="float">
            <text:p>2.89743828598044</text:p>
          </table:table-cell>
          <table:table-cell table:formula="of:=2*[.J2]^3/[.J6]/1000^4" office:value-type="float" office:value="2.68813168509178" calcext:value-type="float">
            <text:p>2.68813168509178</text:p>
          </table:table-cell>
          <table:table-cell/>
        </table:table-row>
        <table:table-row table:style-name="ro1">
          <table:table-cell office:value-type="string" calcext:value-type="string">
            <text:p>3x3</text:p>
          </table:table-cell>
          <table:table-cell table:formula="of:=2*[.B2]^3/[.B7]/1000^4" office:value-type="float" office:value="3.11784554383767" calcext:value-type="float">
            <text:p>3.11784554383767</text:p>
          </table:table-cell>
          <table:table-cell table:formula="of:=2*[.C2]^3/[.C7]/1000^4" office:value-type="float" office:value="2.85303354956118" calcext:value-type="float">
            <text:p>2.85303354956118</text:p>
          </table:table-cell>
          <table:table-cell table:formula="of:=2*[.D2]^3/[.D7]/1000^4" office:value-type="float" office:value="2.4473673857452" calcext:value-type="float">
            <text:p>2.4473673857452</text:p>
          </table:table-cell>
          <table:table-cell table:formula="of:=2*[.E2]^3/[.E7]/1000^4" office:value-type="float" office:value="2.23896545039637" calcext:value-type="float">
            <text:p>2.23896545039637</text:p>
          </table:table-cell>
          <table:table-cell table:formula="of:=2*[.F2]^3/[.F7]/1000^4" office:value-type="float" office:value="2.01576496567616" calcext:value-type="float">
            <text:p>2.01576496567616</text:p>
          </table:table-cell>
          <table:table-cell table:formula="of:=2*[.G2]^3/[.G7]/1000^4" office:value-type="float" office:value="1.61396917314024" calcext:value-type="float">
            <text:p>1.61396917314024</text:p>
          </table:table-cell>
          <table:table-cell table:formula="of:=2*[.H2]^3/[.H7]/1000^4" office:value-type="float" office:value="1.4987376150935" calcext:value-type="float">
            <text:p>1.4987376150935</text:p>
          </table:table-cell>
          <table:table-cell table:formula="of:=2*[.I2]^3/[.I7]/1000^4" office:value-type="float" office:value="1.44972073548718" calcext:value-type="float">
            <text:p>1.44972073548718</text:p>
          </table:table-cell>
          <table:table-cell table:formula="of:=2*[.J2]^3/[.J7]/1000^4" office:value-type="float" office:value="1.31155046744724" calcext:value-type="float">
            <text:p>1.31155046744724</text:p>
          </table:table-cell>
          <table:table-cell/>
        </table:table-row>
        <table:table-row table:style-name="ro1">
          <table:table-cell office:value-type="string" calcext:value-type="string">
            <text:p>2x3</text:p>
          </table:table-cell>
          <table:table-cell table:formula="of:=2*[.B2]^3/[.B8]/1000^4" office:value-type="float" office:value="3.39024570113573" calcext:value-type="float">
            <text:p>3.39024570113573</text:p>
          </table:table-cell>
          <table:table-cell table:formula="of:=2*[.C2]^3/[.C8]/1000^4" office:value-type="float" office:value="3.28995244461744" calcext:value-type="float">
            <text:p>3.28995244461744</text:p>
          </table:table-cell>
          <table:table-cell table:formula="of:=2*[.D2]^3/[.D8]/1000^4" office:value-type="float" office:value="3.21937240230511" calcext:value-type="float">
            <text:p>3.21937240230511</text:p>
          </table:table-cell>
          <table:table-cell table:formula="of:=2*[.E2]^3/[.E8]/1000^4" office:value-type="float" office:value="2.93431135875497" calcext:value-type="float">
            <text:p>2.93431135875497</text:p>
          </table:table-cell>
          <table:table-cell table:formula="of:=2*[.F2]^3/[.F8]/1000^4" office:value-type="float" office:value="2.81719913094137" calcext:value-type="float">
            <text:p>2.81719913094137</text:p>
          </table:table-cell>
          <table:table-cell table:formula="of:=2*[.G2]^3/[.G8]/1000^4" office:value-type="float" office:value="2.5544448580866" calcext:value-type="float">
            <text:p>2.5544448580866</text:p>
          </table:table-cell>
          <table:table-cell table:formula="of:=2*[.H2]^3/[.H8]/1000^4" office:value-type="float" office:value="2.32842621281565" calcext:value-type="float">
            <text:p>2.32842621281565</text:p>
          </table:table-cell>
          <table:table-cell table:formula="of:=2*[.I2]^3/[.I8]/1000^4" office:value-type="float" office:value="2.15181860634048" calcext:value-type="float">
            <text:p>2.15181860634048</text:p>
          </table:table-cell>
          <table:table-cell table:formula="of:=2*[.J2]^3/[.J8]/1000^4" office:value-type="float" office:value="2.23807082157588" calcext:value-type="float">
            <text:p>2.23807082157588</text:p>
          </table:table-cell>
          <table:table-cell/>
        </table:table-row>
        <table:table-row table:style-name="ro1">
          <table:table-cell office:value-type="string" calcext:value-type="string">
            <text:p>3x2</text:p>
          </table:table-cell>
          <table:table-cell table:formula="of:=2*[.B2]^3/[.B9]/1000^4" office:value-type="float" office:value="3.40413750305272" calcext:value-type="float">
            <text:p>3.40413750305272</text:p>
          </table:table-cell>
          <table:table-cell table:formula="of:=2*[.C2]^3/[.C9]/1000^4" office:value-type="float" office:value="3.2849398014504" calcext:value-type="float">
            <text:p>3.2849398014504</text:p>
          </table:table-cell>
          <table:table-cell table:formula="of:=2*[.D2]^3/[.D9]/1000^4" office:value-type="float" office:value="3.21965010647761" calcext:value-type="float">
            <text:p>3.21965010647761</text:p>
          </table:table-cell>
          <table:table-cell table:formula="of:=2*[.E2]^3/[.E9]/1000^4" office:value-type="float" office:value="2.93882549313047" calcext:value-type="float">
            <text:p>2.93882549313047</text:p>
          </table:table-cell>
          <table:table-cell table:formula="of:=2*[.F2]^3/[.F9]/1000^4" office:value-type="float" office:value="2.81676132552211" calcext:value-type="float">
            <text:p>2.81676132552211</text:p>
          </table:table-cell>
          <table:table-cell table:formula="of:=2*[.G2]^3/[.G9]/1000^4" office:value-type="float" office:value="2.55230178966312" calcext:value-type="float">
            <text:p>2.55230178966312</text:p>
          </table:table-cell>
          <table:table-cell table:formula="of:=2*[.H2]^3/[.H9]/1000^4" office:value-type="float" office:value="2.33172333291309" calcext:value-type="float">
            <text:p>2.33172333291309</text:p>
          </table:table-cell>
          <table:table-cell table:formula="of:=2*[.I2]^3/[.I9]/1000^4" office:value-type="float" office:value="2.15277425308571" calcext:value-type="float">
            <text:p>2.15277425308571</text:p>
          </table:table-cell>
          <table:table-cell table:formula="of:=2*[.J2]^3/[.J9]/1000^4" office:value-type="float" office:value="2.23807082157588" calcext:value-type="float">
            <text:p>2.23807082157588</text:p>
          </table:table-cell>
          <table:table-cell/>
        </table:table-row>
        <table:table-row table:style-name="ro1">
          <table:table-cell office:value-type="string" calcext:value-type="string">
            <text:p>2x2x3</text:p>
          </table:table-cell>
          <table:table-cell table:formula="of:=2*[.B2]^3/[.B10]/1000^4" office:value-type="float" office:value="2.58777887491294" calcext:value-type="float">
            <text:p>2.58777887491294</text:p>
          </table:table-cell>
          <table:table-cell table:formula="of:=2*[.C2]^3/[.C10]/1000^4" office:value-type="float" office:value="2.07575140100762" calcext:value-type="float">
            <text:p>2.07575140100762</text:p>
          </table:table-cell>
          <table:table-cell table:formula="of:=2*[.D2]^3/[.D10]/1000^4" office:value-type="float" office:value="1.79571875742332" calcext:value-type="float">
            <text:p>1.79571875742332</text:p>
          </table:table-cell>
          <table:table-cell table:formula="of:=2*[.E2]^3/[.E10]/1000^4" office:value-type="float" office:value="1.44855468556311" calcext:value-type="float">
            <text:p>1.44855468556311</text:p>
          </table:table-cell>
          <table:table-cell table:formula="of:=2*[.F2]^3/[.F10]/1000^4" office:value-type="float" office:value="1.26865602497608" calcext:value-type="float">
            <text:p>1.26865602497608</text:p>
          </table:table-cell>
          <table:table-cell table:formula="of:=2*[.G2]^3/[.G10]/1000^4" office:value-type="float" office:value="0.936284376995364" calcext:value-type="float">
            <text:p>0.936284376995364</text:p>
          </table:table-cell>
          <table:table-cell table:formula="of:=2*[.H2]^3/[.H10]/1000^4" office:value-type="float" office:value="0.79800139989995" calcext:value-type="float">
            <text:p>0.79800139989995</text:p>
          </table:table-cell>
          <table:table-cell table:formula="of:=2*[.I2]^3/[.I10]/1000^4" office:value-type="float" office:value="0.677856273722827" calcext:value-type="float">
            <text:p>0.677856273722827</text:p>
          </table:table-cell>
          <table:table-cell table:formula="of:=2*[.J2]^3/[.J10]/1000^4" office:value-type="float" office:value="0.649614199006566" calcext:value-type="float">
            <text:p>0.649614199006566</text:p>
          </table:table-cell>
          <table:table-cell/>
        </table:table-row>
        <table:table-row table:style-name="ro1">
          <table:table-cell office:value-type="string" calcext:value-type="string">
            <text:p>2x3x2</text:p>
          </table:table-cell>
          <table:table-cell table:formula="of:=2*[.B2]^3/[.B11]/1000^4" office:value-type="float" office:value="2.57334901529317" calcext:value-type="float">
            <text:p>2.57334901529317</text:p>
          </table:table-cell>
          <table:table-cell table:formula="of:=2*[.C2]^3/[.C11]/1000^4" office:value-type="float" office:value="2.06582881108576" calcext:value-type="float">
            <text:p>2.06582881108576</text:p>
          </table:table-cell>
          <table:table-cell table:formula="of:=2*[.D2]^3/[.D11]/1000^4" office:value-type="float" office:value="1.79472039236428" calcext:value-type="float">
            <text:p>1.79472039236428</text:p>
          </table:table-cell>
          <table:table-cell table:formula="of:=2*[.E2]^3/[.E11]/1000^4" office:value-type="float" office:value="1.44714382027463" calcext:value-type="float">
            <text:p>1.44714382027463</text:p>
          </table:table-cell>
          <table:table-cell table:formula="of:=2*[.F2]^3/[.F11]/1000^4" office:value-type="float" office:value="1.27723567343959" calcext:value-type="float">
            <text:p>1.27723567343959</text:p>
          </table:table-cell>
          <table:table-cell table:formula="of:=2*[.G2]^3/[.G11]/1000^4" office:value-type="float" office:value="0.929196936386104" calcext:value-type="float">
            <text:p>0.929196936386104</text:p>
          </table:table-cell>
          <table:table-cell table:formula="of:=2*[.H2]^3/[.H11]/1000^4" office:value-type="float" office:value="0.792125593339799" calcext:value-type="float">
            <text:p>0.792125593339799</text:p>
          </table:table-cell>
          <table:table-cell table:formula="of:=2*[.I2]^3/[.I11]/1000^4" office:value-type="float" office:value="0.678293580482486" calcext:value-type="float">
            <text:p>0.678293580482486</text:p>
          </table:table-cell>
          <table:table-cell table:formula="of:=2*[.J2]^3/[.J11]/1000^4" office:value-type="float" office:value="0.647889863431611" calcext:value-type="float">
            <text:p>0.647889863431611</text:p>
          </table:table-cell>
          <table:table-cell/>
        </table:table-row>
        <table:table-row table:style-name="ro1">
          <table:table-cell office:value-type="string" calcext:value-type="string">
            <text:p>3x2x2</text:p>
          </table:table-cell>
          <table:table-cell table:formula="of:=2*[.B2]^3/[.B12]/1000^4" office:value-type="float" office:value="2.58102485430374" calcext:value-type="float">
            <text:p>2.58102485430374</text:p>
          </table:table-cell>
          <table:table-cell table:formula="of:=2*[.C2]^3/[.C12]/1000^4" office:value-type="float" office:value="2.0706146338346" calcext:value-type="float">
            <text:p>2.0706146338346</text:p>
          </table:table-cell>
          <table:table-cell table:formula="of:=2*[.D2]^3/[.D12]/1000^4" office:value-type="float" office:value="1.79605359317905" calcext:value-type="float">
            <text:p>1.79605359317905</text:p>
          </table:table-cell>
          <table:table-cell table:formula="of:=2*[.E2]^3/[.E12]/1000^4" office:value-type="float" office:value="1.37235438757105" calcext:value-type="float">
            <text:p>1.37235438757105</text:p>
          </table:table-cell>
          <table:table-cell table:formula="of:=2*[.F2]^3/[.F12]/1000^4" office:value-type="float" office:value="1.27143462726337" calcext:value-type="float">
            <text:p>1.27143462726337</text:p>
          </table:table-cell>
          <table:table-cell table:formula="of:=2*[.G2]^3/[.G12]/1000^4" office:value-type="float" office:value="0.926690615300191" calcext:value-type="float">
            <text:p>0.926690615300191</text:p>
          </table:table-cell>
          <table:table-cell table:formula="of:=2*[.H2]^3/[.H12]/1000^4" office:value-type="float" office:value="0.798919367845433" calcext:value-type="float">
            <text:p>0.798919367845433</text:p>
          </table:table-cell>
          <table:table-cell table:formula="of:=2*[.I2]^3/[.I12]/1000^4" office:value-type="float" office:value="0.677456416585747" calcext:value-type="float">
            <text:p>0.677456416585747</text:p>
          </table:table-cell>
          <table:table-cell table:formula="of:=2*[.J2]^3/[.J12]/1000^4" office:value-type="float" office:value="0.649438741447936" calcext:value-type="float">
            <text:p>0.649438741447936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table:formula="of:=2*[.B2]^3/[.B13]/1000^4" office:value-type="float" office:value="3.02355365671675" calcext:value-type="float">
            <text:p>3.02355365671675</text:p>
          </table:table-cell>
          <table:table-cell table:formula="of:=2*[.C2]^3/[.C13]/1000^4" office:value-type="float" office:value="3.07577092046347" calcext:value-type="float">
            <text:p>3.07577092046347</text:p>
          </table:table-cell>
          <table:table-cell table:formula="of:=2*[.D2]^3/[.D13]/1000^4" office:value-type="float" office:value="3.1380870808067" calcext:value-type="float">
            <text:p>3.1380870808067</text:p>
          </table:table-cell>
          <table:table-cell table:formula="of:=2*[.E2]^3/[.E13]/1000^4" office:value-type="float" office:value="3.09853886089816" calcext:value-type="float">
            <text:p>3.09853886089816</text:p>
          </table:table-cell>
          <table:table-cell table:formula="of:=2*[.F2]^3/[.F13]/1000^4" office:value-type="float" office:value="3.10862693130585" calcext:value-type="float">
            <text:p>3.10862693130585</text:p>
          </table:table-cell>
          <table:table-cell table:formula="of:=2*[.G2]^3/[.G13]/1000^4" office:value-type="float" office:value="3.12071168350138" calcext:value-type="float">
            <text:p>3.12071168350138</text:p>
          </table:table-cell>
          <table:table-cell table:formula="of:=2*[.H2]^3/[.H13]/1000^4" office:value-type="float" office:value="3.08006622431395" calcext:value-type="float">
            <text:p>3.08006622431395</text:p>
          </table:table-cell>
          <table:table-cell table:formula="of:=2*[.I2]^3/[.I13]/1000^4" office:value-type="float" office:value="3.10662027866096" calcext:value-type="float">
            <text:p>3.10662027866096</text:p>
          </table:table-cell>
          <table:table-cell table:formula="of:=2*[.J2]^3/[.J13]/1000^4" office:value-type="float" office:value="3.105111876934" calcext:value-type="float">
            <text:p>3.1051118769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 style:data-style-name="N2" text:time-value="16:28:29.491350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6:28:37.488728258</meta:creation-date>
    <meta:editing-duration>PT6M17S</meta:editing-duration>
    <meta:editing-cycles>2</meta:editing-cycles>
    <meta:generator>LibreOffice/6.4.7.2$Linux_X86_64 LibreOffice_project/40$Build-2</meta:generator>
    <dc:date>2023-08-27T16:34:42.329268822</dc:date>
    <meta:document-statistic meta:table-count="1" meta:cell-count="24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0 1 2 3 4 5 6 7 8 9" chart:style-name="ch1">
        <chart:legend chart:legend-position="end" svg:x="13.386cm" svg:y="1.711cm" style:legend-expansion="high" chart:style-name="ch2"/>
        <chart:plot-area chart:style-name="ch3" table:cell-range-address="Sheet1.A16:Sheet1.J25" chart:data-source-has-labels="column" svg:x="1.331cm" svg:y="0.18cm" svg:width="11.735cm" svg:height="7.659cm">
          <chartooo:coordinate-region svg:x="2.058cm" svg:y="0.379cm" svg:width="10.914cm" svg:height="6.813cm"/>
          <chart:axis chart:dimension="x" chart:name="primary-x" chart:style-name="ch4">
            <chart:title svg:x="6.413cm" svg:y="8.019cm" chart:style-name="ch5">
              <text:p>matrixsize</text:p>
            </chart:title>
            <chart:grid chart:style-name="ch6" chart:class="major"/>
          </chart:axis>
          <chart:axis chart:dimension="y" chart:name="primary-y" chart:style-name="ch4">
            <chart:title svg:x="0.451cm" svg:y="4.675cm" chart:style-name="ch7">
              <text:p>TFLOPS</text:p>
            </chart:title>
            <chart:grid chart:style-name="ch6" chart:class="major"/>
          </chart:axis>
          <chart:series chart:style-name="ch8" chart:values-cell-range-address="Sheet1.B16:Sheet1.J16" chart:label-cell-address="Sheet1.A16:Sheet1.A16" chart:class="chart:line">
            <chart:data-point chart:repeated="9"/>
          </chart:series>
          <chart:series chart:style-name="ch9" chart:values-cell-range-address="Sheet1.B16:Sheet1.J16" chart:label-cell-address="Sheet1.A16:Sheet1.A16" chart:class="chart:line">
            <chart:data-point chart:repeated="9"/>
          </chart:series>
          <chart:series chart:style-name="ch10" chart:values-cell-range-address="Sheet1.B17:Sheet1.J17" chart:label-cell-address="Sheet1.A17:Sheet1.A17" chart:class="chart:line">
            <chart:data-point chart:repeated="9"/>
          </chart:series>
          <chart:series chart:style-name="ch11" chart:values-cell-range-address="Sheet1.B18:Sheet1.J18" chart:label-cell-address="Sheet1.A18:Sheet1.A18" chart:class="chart:line">
            <chart:data-point chart:repeated="9"/>
          </chart:series>
          <chart:series chart:style-name="ch12" chart:values-cell-range-address="Sheet1.B19:Sheet1.J19" chart:label-cell-address="Sheet1.A19:Sheet1.A19" chart:class="chart:line">
            <chart:data-point chart:repeated="9"/>
          </chart:series>
          <chart:series chart:style-name="ch13" chart:values-cell-range-address="Sheet1.B20:Sheet1.J20" chart:label-cell-address="Sheet1.A20:Sheet1.A20" chart:class="chart:line">
            <chart:data-point chart:repeated="9"/>
          </chart:series>
          <chart:series chart:style-name="ch14" chart:values-cell-range-address="Sheet1.B21:Sheet1.J21" chart:label-cell-address="Sheet1.A21:Sheet1.A21" chart:class="chart:line">
            <chart:data-point chart:repeated="9"/>
          </chart:series>
          <chart:series chart:style-name="ch15" chart:values-cell-range-address="Sheet1.B22:Sheet1.J22" chart:label-cell-address="Sheet1.A22:Sheet1.A22" chart:class="chart:line">
            <chart:data-point chart:repeated="9"/>
          </chart:series>
          <chart:series chart:style-name="ch16" chart:values-cell-range-address="Sheet1.B23:Sheet1.J23" chart:label-cell-address="Sheet1.A23:Sheet1.A23" chart:class="chart:line">
            <chart:data-point chart:repeated="9"/>
          </chart:series>
          <chart:series chart:style-name="ch17" chart:values-cell-range-address="Sheet1.B24:Sheet1.J24" chart:label-cell-address="Sheet1.A24:Sheet1.A24" chart:class="chart:line">
            <chart:data-point chart:repeated="9"/>
          </chart:series>
          <chart:series chart:style-name="ch18" chart:values-cell-range-address="Sheet1.B25:Sheet1.J25" chart:label-cell-address="Sheet1.A25:Sheet1.A25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A16:Sheet1.A16</svg:desc>
                </draw:g>
              </table:table-cell>
              <table:table-cell office:value-type="float" office:value="NaN">
                <text:p>NaN</text:p>
                <draw:g>
                  <svg:desc>Sheet1.B16:Sheet1.J16</svg:desc>
                </draw:g>
              </table:table-cell>
              <table:table-cell office:value-type="float" office:value="3.10957907112522">
                <text:p>3.10957907112522</text:p>
              </table:table-cell>
              <table:table-cell office:value-type="float" office:value="3.41397725908522">
                <text:p>3.41397725908522</text:p>
              </table:table-cell>
              <table:table-cell office:value-type="float" office:value="3.3839885340445">
                <text:p>3.3839885340445</text:p>
              </table:table-cell>
              <table:table-cell office:value-type="float" office:value="3.31922428330523">
                <text:p>3.31922428330523</text:p>
              </table:table-cell>
              <table:table-cell office:value-type="float" office:value="3.27852037986596">
                <text:p>3.27852037986596</text:p>
              </table:table-cell>
              <table:table-cell office:value-type="float" office:value="3.20791277085598">
                <text:p>3.20791277085598</text:p>
              </table:table-cell>
              <table:table-cell office:value-type="float" office:value="3.14527321679117">
                <text:p>3.14527321679117</text:p>
              </table:table-cell>
              <table:table-cell office:value-type="float" office:value="3.11416812706322">
                <text:p>3.11416812706322</text:p>
              </table:table-cell>
            </table:table-row>
            <table:table-row>
              <table:table-cell office:value-type="string">
                <text:p>2</text:p>
                <draw:g>
                  <svg:desc>Sheet1.A16:Sheet1.A16</svg:desc>
                </draw:g>
              </table:table-cell>
              <table:table-cell office:value-type="float" office:value="NaN">
                <text:p>NaN</text:p>
                <draw:g>
                  <svg:desc>Sheet1.B16:Sheet1.J16</svg:desc>
                </draw:g>
              </table:table-cell>
              <table:table-cell office:value-type="float" office:value="3.10957907112522">
                <text:p>3.10957907112522</text:p>
              </table:table-cell>
              <table:table-cell office:value-type="float" office:value="3.41397725908522">
                <text:p>3.41397725908522</text:p>
              </table:table-cell>
              <table:table-cell office:value-type="float" office:value="3.3839885340445">
                <text:p>3.3839885340445</text:p>
              </table:table-cell>
              <table:table-cell office:value-type="float" office:value="3.31922428330523">
                <text:p>3.31922428330523</text:p>
              </table:table-cell>
              <table:table-cell office:value-type="float" office:value="3.27852037986596">
                <text:p>3.27852037986596</text:p>
              </table:table-cell>
              <table:table-cell office:value-type="float" office:value="3.20791277085598">
                <text:p>3.20791277085598</text:p>
              </table:table-cell>
              <table:table-cell office:value-type="float" office:value="3.14527321679117">
                <text:p>3.14527321679117</text:p>
              </table:table-cell>
              <table:table-cell office:value-type="float" office:value="3.11416812706322">
                <text:p>3.11416812706322</text:p>
              </table:table-cell>
            </table:table-row>
            <table:table-row>
              <table:table-cell office:value-type="string">
                <text:p>3</text:p>
                <draw:g>
                  <svg:desc>Sheet1.A17:Sheet1.A17</svg:desc>
                </draw:g>
              </table:table-cell>
              <table:table-cell office:value-type="float" office:value="3.42903934853944">
                <text:p>3.42903934853944</text:p>
                <draw:g>
                  <svg:desc>Sheet1.B17:Sheet1.J17</svg:desc>
                </draw:g>
              </table:table-cell>
              <table:table-cell office:value-type="float" office:value="3.4947476914411">
                <text:p>3.4947476914411</text:p>
              </table:table-cell>
              <table:table-cell office:value-type="float" office:value="3.41087694047497">
                <text:p>3.41087694047497</text:p>
              </table:table-cell>
              <table:table-cell office:value-type="float" office:value="3.32753744522946">
                <text:p>3.32753744522946</text:p>
              </table:table-cell>
              <table:table-cell office:value-type="float" office:value="3.25042090962925">
                <text:p>3.25042090962925</text:p>
              </table:table-cell>
              <table:table-cell office:value-type="float" office:value="3.19030232161383">
                <text:p>3.19030232161383</text:p>
              </table:table-cell>
              <table:table-cell office:value-type="float" office:value="3.21744619939429">
                <text:p>3.21744619939429</text:p>
              </table:table-cell>
              <table:table-cell office:value-type="float" office:value="3.22008411517308">
                <text:p>3.22008411517308</text:p>
              </table:table-cell>
              <table:table-cell office:value-type="float" office:value="3.05127026599439">
                <text:p>3.05127026599439</text:p>
              </table:table-cell>
            </table:table-row>
            <table:table-row>
              <table:table-cell office:value-type="string">
                <text:p>2x2</text:p>
                <draw:g>
                  <svg:desc>Sheet1.A18:Sheet1.A18</svg:desc>
                </draw:g>
              </table:table-cell>
              <table:table-cell office:value-type="float" office:value="3.65713110565935">
                <text:p>3.65713110565935</text:p>
                <draw:g>
                  <svg:desc>Sheet1.B18:Sheet1.J18</svg:desc>
                </draw:g>
              </table:table-cell>
              <table:table-cell office:value-type="float" office:value="3.63955204553184">
                <text:p>3.63955204553184</text:p>
              </table:table-cell>
              <table:table-cell office:value-type="float" office:value="3.44921335335567">
                <text:p>3.44921335335567</text:p>
              </table:table-cell>
              <table:table-cell office:value-type="float" office:value="3.29589858528743">
                <text:p>3.29589858528743</text:p>
              </table:table-cell>
              <table:table-cell office:value-type="float" office:value="3.26958011329349">
                <text:p>3.26958011329349</text:p>
              </table:table-cell>
              <table:table-cell office:value-type="float" office:value="3.08043701799931">
                <text:p>3.08043701799931</text:p>
              </table:table-cell>
              <table:table-cell office:value-type="float" office:value="3.00958081454601">
                <text:p>3.00958081454601</text:p>
              </table:table-cell>
              <table:table-cell office:value-type="float" office:value="2.89743828598044">
                <text:p>2.89743828598044</text:p>
              </table:table-cell>
              <table:table-cell office:value-type="float" office:value="2.68813168509178">
                <text:p>2.68813168509178</text:p>
              </table:table-cell>
            </table:table-row>
            <table:table-row>
              <table:table-cell office:value-type="string">
                <text:p>3x3</text:p>
                <draw:g>
                  <svg:desc>Sheet1.A19:Sheet1.A19</svg:desc>
                </draw:g>
              </table:table-cell>
              <table:table-cell office:value-type="float" office:value="3.11784554383767">
                <text:p>3.11784554383767</text:p>
                <draw:g>
                  <svg:desc>Sheet1.B19:Sheet1.J19</svg:desc>
                </draw:g>
              </table:table-cell>
              <table:table-cell office:value-type="float" office:value="2.85303354956118">
                <text:p>2.85303354956118</text:p>
              </table:table-cell>
              <table:table-cell office:value-type="float" office:value="2.4473673857452">
                <text:p>2.4473673857452</text:p>
              </table:table-cell>
              <table:table-cell office:value-type="float" office:value="2.23896545039637">
                <text:p>2.23896545039637</text:p>
              </table:table-cell>
              <table:table-cell office:value-type="float" office:value="2.01576496567616">
                <text:p>2.01576496567616</text:p>
              </table:table-cell>
              <table:table-cell office:value-type="float" office:value="1.61396917314024">
                <text:p>1.61396917314024</text:p>
              </table:table-cell>
              <table:table-cell office:value-type="float" office:value="1.4987376150935">
                <text:p>1.4987376150935</text:p>
              </table:table-cell>
              <table:table-cell office:value-type="float" office:value="1.44972073548718">
                <text:p>1.44972073548718</text:p>
              </table:table-cell>
              <table:table-cell office:value-type="float" office:value="1.31155046744724">
                <text:p>1.31155046744724</text:p>
              </table:table-cell>
            </table:table-row>
            <table:table-row>
              <table:table-cell office:value-type="string">
                <text:p>2x3</text:p>
                <draw:g>
                  <svg:desc>Sheet1.A20:Sheet1.A20</svg:desc>
                </draw:g>
              </table:table-cell>
              <table:table-cell office:value-type="float" office:value="3.39024570113573">
                <text:p>3.39024570113573</text:p>
                <draw:g>
                  <svg:desc>Sheet1.B20:Sheet1.J20</svg:desc>
                </draw:g>
              </table:table-cell>
              <table:table-cell office:value-type="float" office:value="3.28995244461744">
                <text:p>3.28995244461744</text:p>
              </table:table-cell>
              <table:table-cell office:value-type="float" office:value="3.21937240230511">
                <text:p>3.21937240230511</text:p>
              </table:table-cell>
              <table:table-cell office:value-type="float" office:value="2.93431135875497">
                <text:p>2.93431135875497</text:p>
              </table:table-cell>
              <table:table-cell office:value-type="float" office:value="2.81719913094137">
                <text:p>2.81719913094137</text:p>
              </table:table-cell>
              <table:table-cell office:value-type="float" office:value="2.5544448580866">
                <text:p>2.5544448580866</text:p>
              </table:table-cell>
              <table:table-cell office:value-type="float" office:value="2.32842621281565">
                <text:p>2.32842621281565</text:p>
              </table:table-cell>
              <table:table-cell office:value-type="float" office:value="2.15181860634048">
                <text:p>2.15181860634048</text:p>
              </table:table-cell>
              <table:table-cell office:value-type="float" office:value="2.23807082157588">
                <text:p>2.23807082157588</text:p>
              </table:table-cell>
            </table:table-row>
            <table:table-row>
              <table:table-cell office:value-type="string">
                <text:p>3x2</text:p>
                <draw:g>
                  <svg:desc>Sheet1.A21:Sheet1.A21</svg:desc>
                </draw:g>
              </table:table-cell>
              <table:table-cell office:value-type="float" office:value="3.40413750305272">
                <text:p>3.40413750305272</text:p>
                <draw:g>
                  <svg:desc>Sheet1.B21:Sheet1.J21</svg:desc>
                </draw:g>
              </table:table-cell>
              <table:table-cell office:value-type="float" office:value="3.2849398014504">
                <text:p>3.2849398014504</text:p>
              </table:table-cell>
              <table:table-cell office:value-type="float" office:value="3.21965010647761">
                <text:p>3.21965010647761</text:p>
              </table:table-cell>
              <table:table-cell office:value-type="float" office:value="2.93882549313047">
                <text:p>2.93882549313047</text:p>
              </table:table-cell>
              <table:table-cell office:value-type="float" office:value="2.81676132552211">
                <text:p>2.81676132552211</text:p>
              </table:table-cell>
              <table:table-cell office:value-type="float" office:value="2.55230178966312">
                <text:p>2.55230178966312</text:p>
              </table:table-cell>
              <table:table-cell office:value-type="float" office:value="2.33172333291309">
                <text:p>2.33172333291309</text:p>
              </table:table-cell>
              <table:table-cell office:value-type="float" office:value="2.15277425308571">
                <text:p>2.15277425308571</text:p>
              </table:table-cell>
              <table:table-cell office:value-type="float" office:value="2.23807082157588">
                <text:p>2.23807082157588</text:p>
              </table:table-cell>
            </table:table-row>
            <table:table-row>
              <table:table-cell office:value-type="string">
                <text:p>2x2x3</text:p>
                <draw:g>
                  <svg:desc>Sheet1.A22:Sheet1.A22</svg:desc>
                </draw:g>
              </table:table-cell>
              <table:table-cell office:value-type="float" office:value="2.58777887491294">
                <text:p>2.58777887491294</text:p>
                <draw:g>
                  <svg:desc>Sheet1.B22:Sheet1.J22</svg:desc>
                </draw:g>
              </table:table-cell>
              <table:table-cell office:value-type="float" office:value="2.07575140100762">
                <text:p>2.07575140100762</text:p>
              </table:table-cell>
              <table:table-cell office:value-type="float" office:value="1.79571875742332">
                <text:p>1.79571875742332</text:p>
              </table:table-cell>
              <table:table-cell office:value-type="float" office:value="1.44855468556311">
                <text:p>1.44855468556311</text:p>
              </table:table-cell>
              <table:table-cell office:value-type="float" office:value="1.26865602497608">
                <text:p>1.26865602497608</text:p>
              </table:table-cell>
              <table:table-cell office:value-type="float" office:value="0.936284376995364">
                <text:p>0.936284376995364</text:p>
              </table:table-cell>
              <table:table-cell office:value-type="float" office:value="0.79800139989995">
                <text:p>0.79800139989995</text:p>
              </table:table-cell>
              <table:table-cell office:value-type="float" office:value="0.677856273722827">
                <text:p>0.677856273722827</text:p>
              </table:table-cell>
              <table:table-cell office:value-type="float" office:value="0.649614199006566">
                <text:p>0.649614199006566</text:p>
              </table:table-cell>
            </table:table-row>
            <table:table-row>
              <table:table-cell office:value-type="string">
                <text:p>2x3x2</text:p>
                <draw:g>
                  <svg:desc>Sheet1.A23:Sheet1.A23</svg:desc>
                </draw:g>
              </table:table-cell>
              <table:table-cell office:value-type="float" office:value="2.57334901529317">
                <text:p>2.57334901529317</text:p>
                <draw:g>
                  <svg:desc>Sheet1.B23:Sheet1.J23</svg:desc>
                </draw:g>
              </table:table-cell>
              <table:table-cell office:value-type="float" office:value="2.06582881108576">
                <text:p>2.06582881108576</text:p>
              </table:table-cell>
              <table:table-cell office:value-type="float" office:value="1.79472039236428">
                <text:p>1.79472039236428</text:p>
              </table:table-cell>
              <table:table-cell office:value-type="float" office:value="1.44714382027463">
                <text:p>1.44714382027463</text:p>
              </table:table-cell>
              <table:table-cell office:value-type="float" office:value="1.27723567343959">
                <text:p>1.27723567343959</text:p>
              </table:table-cell>
              <table:table-cell office:value-type="float" office:value="0.929196936386104">
                <text:p>0.929196936386104</text:p>
              </table:table-cell>
              <table:table-cell office:value-type="float" office:value="0.792125593339799">
                <text:p>0.792125593339799</text:p>
              </table:table-cell>
              <table:table-cell office:value-type="float" office:value="0.678293580482486">
                <text:p>0.678293580482486</text:p>
              </table:table-cell>
              <table:table-cell office:value-type="float" office:value="0.647889863431611">
                <text:p>0.647889863431611</text:p>
              </table:table-cell>
            </table:table-row>
            <table:table-row>
              <table:table-cell office:value-type="string">
                <text:p>3x2x2</text:p>
                <draw:g>
                  <svg:desc>Sheet1.A24:Sheet1.A24</svg:desc>
                </draw:g>
              </table:table-cell>
              <table:table-cell office:value-type="float" office:value="2.58102485430374">
                <text:p>2.58102485430374</text:p>
                <draw:g>
                  <svg:desc>Sheet1.B24:Sheet1.J24</svg:desc>
                </draw:g>
              </table:table-cell>
              <table:table-cell office:value-type="float" office:value="2.0706146338346">
                <text:p>2.0706146338346</text:p>
              </table:table-cell>
              <table:table-cell office:value-type="float" office:value="1.79605359317905">
                <text:p>1.79605359317905</text:p>
              </table:table-cell>
              <table:table-cell office:value-type="float" office:value="1.37235438757105">
                <text:p>1.37235438757105</text:p>
              </table:table-cell>
              <table:table-cell office:value-type="float" office:value="1.27143462726337">
                <text:p>1.27143462726337</text:p>
              </table:table-cell>
              <table:table-cell office:value-type="float" office:value="0.926690615300191">
                <text:p>0.926690615300191</text:p>
              </table:table-cell>
              <table:table-cell office:value-type="float" office:value="0.798919367845433">
                <text:p>0.798919367845433</text:p>
              </table:table-cell>
              <table:table-cell office:value-type="float" office:value="0.677456416585747">
                <text:p>0.677456416585747</text:p>
              </table:table-cell>
              <table:table-cell office:value-type="float" office:value="0.649438741447936">
                <text:p>0.649438741447936</text:p>
              </table:table-cell>
            </table:table-row>
            <table:table-row>
              <table:table-cell office:value-type="string">
                <text:p>baseline</text:p>
                <draw:g>
                  <svg:desc>Sheet1.A25:Sheet1.A25</svg:desc>
                </draw:g>
              </table:table-cell>
              <table:table-cell office:value-type="float" office:value="3.02355365671675">
                <text:p>3.02355365671675</text:p>
                <draw:g>
                  <svg:desc>Sheet1.B25:Sheet1.J25</svg:desc>
                </draw:g>
              </table:table-cell>
              <table:table-cell office:value-type="float" office:value="3.07577092046347">
                <text:p>3.07577092046347</text:p>
              </table:table-cell>
              <table:table-cell office:value-type="float" office:value="3.1380870808067">
                <text:p>3.1380870808067</text:p>
              </table:table-cell>
              <table:table-cell office:value-type="float" office:value="3.09853886089816">
                <text:p>3.09853886089816</text:p>
              </table:table-cell>
              <table:table-cell office:value-type="float" office:value="3.10862693130585">
                <text:p>3.10862693130585</text:p>
              </table:table-cell>
              <table:table-cell office:value-type="float" office:value="3.12071168350138">
                <text:p>3.12071168350138</text:p>
              </table:table-cell>
              <table:table-cell office:value-type="float" office:value="3.08006622431395">
                <text:p>3.08006622431395</text:p>
              </table:table-cell>
              <table:table-cell office:value-type="float" office:value="3.10662027866096">
                <text:p>3.10662027866096</text:p>
              </table:table-cell>
              <table:table-cell office:value-type="float" office:value="3.105111876934">
                <text:p>3.105111876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stroke-dash="Dashed_20__28_var_29__20_4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dash" draw:stroke-dash="Dashed_20__28_var_29_" svg:stroke-width="0.178cm" svg:stroke-color="#000000" draw:fill-color="#00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7cm" svg:height="13.131cm" xlink:href=".." xlink:type="simple" chart:class="chart:line" chart:style-name="ch1">
        <chart:legend chart:legend-position="end" svg:x="2.258cm" svg:y="5.962cm" style:legend-expansion="custom" chartooo:width="3.204cm" chartooo:height="5.08cm" style:legend-expansion-aspect-ratio="0.630708661417323" chart:style-name="ch2"/>
        <chart:plot-area chart:style-name="ch3" table:cell-range-address="Sheet1.A15:Sheet1.J25" chart:data-source-has-labels="both" svg:x="1.415cm" svg:y="0.233cm" svg:width="14.877cm" svg:height="11.651cm">
          <chartooo:coordinate-region svg:x="2.142cm" svg:y="0.432cm" svg:width="13.779cm" svg:height="10.805cm"/>
          <chart:axis chart:dimension="x" chart:name="primary-x" chart:style-name="ch4" chartooo:axis-type="auto">
            <chartooo:date-scale/>
            <chart:title svg:x="8.002cm" svg:y="12.146cm" chart:style-name="ch5">
              <text:p>Matrix Size</text:p>
            </chart:title>
            <chart:categories table:cell-range-address="Sheet1.B15:Sheet1.J15"/>
          </chart:axis>
          <chart:axis chart:dimension="y" chart:name="primary-y" chart:style-name="ch4">
            <chart:title svg:x="0.535cm" svg:y="6.724cm" chart:style-name="ch6">
              <text:p>TFLOPS</text:p>
            </chart:title>
            <chart:grid chart:style-name="ch7" chart:class="major"/>
          </chart:axis>
          <chart:series chart:style-name="ch8" chart:values-cell-range-address="Sheet1.B16:Sheet1.J16" chart:label-cell-address="Sheet1.A16:Sheet1.A16" chart:class="chart:line">
            <chart:data-point chart:repeated="9"/>
          </chart:series>
          <chart:series chart:style-name="ch9" chart:values-cell-range-address="Sheet1.B17:Sheet1.J17" chart:label-cell-address="Sheet1.A17:Sheet1.A17" chart:class="chart:line">
            <chart:data-point chart:repeated="9"/>
          </chart:series>
          <chart:series chart:style-name="ch10" chart:values-cell-range-address="Sheet1.B18:Sheet1.J18" chart:label-cell-address="Sheet1.A18:Sheet1.A18" chart:class="chart:line">
            <chart:data-point chart:repeated="9"/>
          </chart:series>
          <chart:series chart:style-name="ch11" chart:values-cell-range-address="Sheet1.B19:Sheet1.J19" chart:label-cell-address="Sheet1.A19:Sheet1.A19" chart:class="chart:line">
            <chart:data-point chart:repeated="9"/>
          </chart:series>
          <chart:series chart:style-name="ch12" chart:values-cell-range-address="Sheet1.B20:Sheet1.J20" chart:label-cell-address="Sheet1.A20:Sheet1.A20" chart:class="chart:line">
            <chart:data-point chart:repeated="9"/>
          </chart:series>
          <chart:series chart:style-name="ch13" chart:values-cell-range-address="Sheet1.B21:Sheet1.J21" chart:label-cell-address="Sheet1.A21:Sheet1.A21" chart:class="chart:line">
            <chart:data-point chart:repeated="9"/>
          </chart:series>
          <chart:series chart:style-name="ch14" chart:values-cell-range-address="Sheet1.B22:Sheet1.J22" chart:label-cell-address="Sheet1.A22:Sheet1.A22" chart:class="chart:line">
            <chart:data-point chart:repeated="9"/>
          </chart:series>
          <chart:series chart:style-name="ch15" chart:values-cell-range-address="Sheet1.B23:Sheet1.J23" chart:label-cell-address="Sheet1.A23:Sheet1.A23" chart:class="chart:line">
            <chart:data-point chart:repeated="9"/>
          </chart:series>
          <chart:series chart:style-name="ch16" chart:values-cell-range-address="Sheet1.B24:Sheet1.J24" chart:label-cell-address="Sheet1.A24:Sheet1.A24" chart:class="chart:line">
            <chart:data-point chart:repeated="9"/>
          </chart:series>
          <chart:series chart:style-name="ch17" chart:values-cell-range-address="Sheet1.B25:Sheet1.J25" chart:label-cell-address="Sheet1.A25:Sheet1.A25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4012">
                <text:p>24012</text:p>
                <draw:g>
                  <svg:desc>Sheet1.B15:Sheet1.J15</svg:desc>
                </draw:g>
              </table:table-cell>
              <table:table-cell office:value-type="float" office:value="18000">
                <text:p>18000</text:p>
              </table:table-cell>
              <table:table-cell office:value-type="float" office:value="14400">
                <text:p>14400</text:p>
              </table:table-cell>
              <table:table-cell office:value-type="float" office:value="12024">
                <text:p>12024</text:p>
              </table:table-cell>
              <table:table-cell office:value-type="float" office:value="10800">
                <text:p>10800</text:p>
              </table:table-cell>
              <table:table-cell office:value-type="float" office:value="8424">
                <text:p>8424</text:p>
              </table:table-cell>
              <table:table-cell office:value-type="float" office:value="7992">
                <text:p>7992</text:p>
              </table:table-cell>
              <table:table-cell office:value-type="float" office:value="7200">
                <text:p>7200</text:p>
              </table:table-cell>
              <table:table-cell office:value-type="float" office:value="6804">
                <text:p>680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A16:Sheet1.A16</svg:desc>
                </draw:g>
              </table:table-cell>
              <table:table-cell office:value-type="float" office:value="NaN">
                <text:p>NaN</text:p>
                <draw:g>
                  <svg:desc>Sheet1.B16:Sheet1.J16</svg:desc>
                </draw:g>
              </table:table-cell>
              <table:table-cell office:value-type="float" office:value="3.10957907112522">
                <text:p>3.10957907112522</text:p>
              </table:table-cell>
              <table:table-cell office:value-type="float" office:value="3.41397725908522">
                <text:p>3.41397725908522</text:p>
              </table:table-cell>
              <table:table-cell office:value-type="float" office:value="3.3839885340445">
                <text:p>3.3839885340445</text:p>
              </table:table-cell>
              <table:table-cell office:value-type="float" office:value="3.31922428330523">
                <text:p>3.31922428330523</text:p>
              </table:table-cell>
              <table:table-cell office:value-type="float" office:value="3.27852037986596">
                <text:p>3.27852037986596</text:p>
              </table:table-cell>
              <table:table-cell office:value-type="float" office:value="3.20791277085598">
                <text:p>3.20791277085598</text:p>
              </table:table-cell>
              <table:table-cell office:value-type="float" office:value="3.14527321679117">
                <text:p>3.14527321679117</text:p>
              </table:table-cell>
              <table:table-cell office:value-type="float" office:value="3.11416812706322">
                <text:p>3.11416812706322</text:p>
              </table:table-cell>
            </table:table-row>
            <table:table-row>
              <table:table-cell office:value-type="string">
                <text:p>3</text:p>
                <draw:g>
                  <svg:desc>Sheet1.A17:Sheet1.A17</svg:desc>
                </draw:g>
              </table:table-cell>
              <table:table-cell office:value-type="float" office:value="3.42903934853944">
                <text:p>3.42903934853944</text:p>
                <draw:g>
                  <svg:desc>Sheet1.B17:Sheet1.J17</svg:desc>
                </draw:g>
              </table:table-cell>
              <table:table-cell office:value-type="float" office:value="3.4947476914411">
                <text:p>3.4947476914411</text:p>
              </table:table-cell>
              <table:table-cell office:value-type="float" office:value="3.41087694047497">
                <text:p>3.41087694047497</text:p>
              </table:table-cell>
              <table:table-cell office:value-type="float" office:value="3.32753744522946">
                <text:p>3.32753744522946</text:p>
              </table:table-cell>
              <table:table-cell office:value-type="float" office:value="3.25042090962925">
                <text:p>3.25042090962925</text:p>
              </table:table-cell>
              <table:table-cell office:value-type="float" office:value="3.19030232161383">
                <text:p>3.19030232161383</text:p>
              </table:table-cell>
              <table:table-cell office:value-type="float" office:value="3.21744619939429">
                <text:p>3.21744619939429</text:p>
              </table:table-cell>
              <table:table-cell office:value-type="float" office:value="3.22008411517308">
                <text:p>3.22008411517308</text:p>
              </table:table-cell>
              <table:table-cell office:value-type="float" office:value="3.05127026599439">
                <text:p>3.05127026599439</text:p>
              </table:table-cell>
            </table:table-row>
            <table:table-row>
              <table:table-cell office:value-type="string">
                <text:p>2x2</text:p>
                <draw:g>
                  <svg:desc>Sheet1.A18:Sheet1.A18</svg:desc>
                </draw:g>
              </table:table-cell>
              <table:table-cell office:value-type="float" office:value="3.65713110565935">
                <text:p>3.65713110565935</text:p>
                <draw:g>
                  <svg:desc>Sheet1.B18:Sheet1.J18</svg:desc>
                </draw:g>
              </table:table-cell>
              <table:table-cell office:value-type="float" office:value="3.63955204553184">
                <text:p>3.63955204553184</text:p>
              </table:table-cell>
              <table:table-cell office:value-type="float" office:value="3.44921335335567">
                <text:p>3.44921335335567</text:p>
              </table:table-cell>
              <table:table-cell office:value-type="float" office:value="3.29589858528743">
                <text:p>3.29589858528743</text:p>
              </table:table-cell>
              <table:table-cell office:value-type="float" office:value="3.26958011329349">
                <text:p>3.26958011329349</text:p>
              </table:table-cell>
              <table:table-cell office:value-type="float" office:value="3.08043701799931">
                <text:p>3.08043701799931</text:p>
              </table:table-cell>
              <table:table-cell office:value-type="float" office:value="3.00958081454601">
                <text:p>3.00958081454601</text:p>
              </table:table-cell>
              <table:table-cell office:value-type="float" office:value="2.89743828598044">
                <text:p>2.89743828598044</text:p>
              </table:table-cell>
              <table:table-cell office:value-type="float" office:value="2.68813168509178">
                <text:p>2.68813168509178</text:p>
              </table:table-cell>
            </table:table-row>
            <table:table-row>
              <table:table-cell office:value-type="string">
                <text:p>3x3</text:p>
                <draw:g>
                  <svg:desc>Sheet1.A19:Sheet1.A19</svg:desc>
                </draw:g>
              </table:table-cell>
              <table:table-cell office:value-type="float" office:value="3.11784554383767">
                <text:p>3.11784554383767</text:p>
                <draw:g>
                  <svg:desc>Sheet1.B19:Sheet1.J19</svg:desc>
                </draw:g>
              </table:table-cell>
              <table:table-cell office:value-type="float" office:value="2.85303354956118">
                <text:p>2.85303354956118</text:p>
              </table:table-cell>
              <table:table-cell office:value-type="float" office:value="2.4473673857452">
                <text:p>2.4473673857452</text:p>
              </table:table-cell>
              <table:table-cell office:value-type="float" office:value="2.23896545039637">
                <text:p>2.23896545039637</text:p>
              </table:table-cell>
              <table:table-cell office:value-type="float" office:value="2.01576496567616">
                <text:p>2.01576496567616</text:p>
              </table:table-cell>
              <table:table-cell office:value-type="float" office:value="1.61396917314024">
                <text:p>1.61396917314024</text:p>
              </table:table-cell>
              <table:table-cell office:value-type="float" office:value="1.4987376150935">
                <text:p>1.4987376150935</text:p>
              </table:table-cell>
              <table:table-cell office:value-type="float" office:value="1.44972073548718">
                <text:p>1.44972073548718</text:p>
              </table:table-cell>
              <table:table-cell office:value-type="float" office:value="1.31155046744724">
                <text:p>1.31155046744724</text:p>
              </table:table-cell>
            </table:table-row>
            <table:table-row>
              <table:table-cell office:value-type="string">
                <text:p>2x3</text:p>
                <draw:g>
                  <svg:desc>Sheet1.A20:Sheet1.A20</svg:desc>
                </draw:g>
              </table:table-cell>
              <table:table-cell office:value-type="float" office:value="3.39024570113573">
                <text:p>3.39024570113573</text:p>
                <draw:g>
                  <svg:desc>Sheet1.B20:Sheet1.J20</svg:desc>
                </draw:g>
              </table:table-cell>
              <table:table-cell office:value-type="float" office:value="3.28995244461744">
                <text:p>3.28995244461744</text:p>
              </table:table-cell>
              <table:table-cell office:value-type="float" office:value="3.21937240230511">
                <text:p>3.21937240230511</text:p>
              </table:table-cell>
              <table:table-cell office:value-type="float" office:value="2.93431135875497">
                <text:p>2.93431135875497</text:p>
              </table:table-cell>
              <table:table-cell office:value-type="float" office:value="2.81719913094137">
                <text:p>2.81719913094137</text:p>
              </table:table-cell>
              <table:table-cell office:value-type="float" office:value="2.5544448580866">
                <text:p>2.5544448580866</text:p>
              </table:table-cell>
              <table:table-cell office:value-type="float" office:value="2.32842621281565">
                <text:p>2.32842621281565</text:p>
              </table:table-cell>
              <table:table-cell office:value-type="float" office:value="2.15181860634048">
                <text:p>2.15181860634048</text:p>
              </table:table-cell>
              <table:table-cell office:value-type="float" office:value="2.23807082157588">
                <text:p>2.23807082157588</text:p>
              </table:table-cell>
            </table:table-row>
            <table:table-row>
              <table:table-cell office:value-type="string">
                <text:p>3x2</text:p>
                <draw:g>
                  <svg:desc>Sheet1.A21:Sheet1.A21</svg:desc>
                </draw:g>
              </table:table-cell>
              <table:table-cell office:value-type="float" office:value="3.40413750305272">
                <text:p>3.40413750305272</text:p>
                <draw:g>
                  <svg:desc>Sheet1.B21:Sheet1.J21</svg:desc>
                </draw:g>
              </table:table-cell>
              <table:table-cell office:value-type="float" office:value="3.2849398014504">
                <text:p>3.2849398014504</text:p>
              </table:table-cell>
              <table:table-cell office:value-type="float" office:value="3.21965010647761">
                <text:p>3.21965010647761</text:p>
              </table:table-cell>
              <table:table-cell office:value-type="float" office:value="2.93882549313047">
                <text:p>2.93882549313047</text:p>
              </table:table-cell>
              <table:table-cell office:value-type="float" office:value="2.81676132552211">
                <text:p>2.81676132552211</text:p>
              </table:table-cell>
              <table:table-cell office:value-type="float" office:value="2.55230178966312">
                <text:p>2.55230178966312</text:p>
              </table:table-cell>
              <table:table-cell office:value-type="float" office:value="2.33172333291309">
                <text:p>2.33172333291309</text:p>
              </table:table-cell>
              <table:table-cell office:value-type="float" office:value="2.15277425308571">
                <text:p>2.15277425308571</text:p>
              </table:table-cell>
              <table:table-cell office:value-type="float" office:value="2.23807082157588">
                <text:p>2.23807082157588</text:p>
              </table:table-cell>
            </table:table-row>
            <table:table-row>
              <table:table-cell office:value-type="string">
                <text:p>2x2x3</text:p>
                <draw:g>
                  <svg:desc>Sheet1.A22:Sheet1.A22</svg:desc>
                </draw:g>
              </table:table-cell>
              <table:table-cell office:value-type="float" office:value="2.58777887491294">
                <text:p>2.58777887491294</text:p>
                <draw:g>
                  <svg:desc>Sheet1.B22:Sheet1.J22</svg:desc>
                </draw:g>
              </table:table-cell>
              <table:table-cell office:value-type="float" office:value="2.07575140100762">
                <text:p>2.07575140100762</text:p>
              </table:table-cell>
              <table:table-cell office:value-type="float" office:value="1.79571875742332">
                <text:p>1.79571875742332</text:p>
              </table:table-cell>
              <table:table-cell office:value-type="float" office:value="1.44855468556311">
                <text:p>1.44855468556311</text:p>
              </table:table-cell>
              <table:table-cell office:value-type="float" office:value="1.26865602497608">
                <text:p>1.26865602497608</text:p>
              </table:table-cell>
              <table:table-cell office:value-type="float" office:value="0.936284376995364">
                <text:p>0.936284376995364</text:p>
              </table:table-cell>
              <table:table-cell office:value-type="float" office:value="0.79800139989995">
                <text:p>0.79800139989995</text:p>
              </table:table-cell>
              <table:table-cell office:value-type="float" office:value="0.677856273722827">
                <text:p>0.677856273722827</text:p>
              </table:table-cell>
              <table:table-cell office:value-type="float" office:value="0.649614199006566">
                <text:p>0.649614199006566</text:p>
              </table:table-cell>
            </table:table-row>
            <table:table-row>
              <table:table-cell office:value-type="string">
                <text:p>2x3x2</text:p>
                <draw:g>
                  <svg:desc>Sheet1.A23:Sheet1.A23</svg:desc>
                </draw:g>
              </table:table-cell>
              <table:table-cell office:value-type="float" office:value="2.57334901529317">
                <text:p>2.57334901529317</text:p>
                <draw:g>
                  <svg:desc>Sheet1.B23:Sheet1.J23</svg:desc>
                </draw:g>
              </table:table-cell>
              <table:table-cell office:value-type="float" office:value="2.06582881108576">
                <text:p>2.06582881108576</text:p>
              </table:table-cell>
              <table:table-cell office:value-type="float" office:value="1.79472039236428">
                <text:p>1.79472039236428</text:p>
              </table:table-cell>
              <table:table-cell office:value-type="float" office:value="1.44714382027463">
                <text:p>1.44714382027463</text:p>
              </table:table-cell>
              <table:table-cell office:value-type="float" office:value="1.27723567343959">
                <text:p>1.27723567343959</text:p>
              </table:table-cell>
              <table:table-cell office:value-type="float" office:value="0.929196936386104">
                <text:p>0.929196936386104</text:p>
              </table:table-cell>
              <table:table-cell office:value-type="float" office:value="0.792125593339799">
                <text:p>0.792125593339799</text:p>
              </table:table-cell>
              <table:table-cell office:value-type="float" office:value="0.678293580482486">
                <text:p>0.678293580482486</text:p>
              </table:table-cell>
              <table:table-cell office:value-type="float" office:value="0.647889863431611">
                <text:p>0.647889863431611</text:p>
              </table:table-cell>
            </table:table-row>
            <table:table-row>
              <table:table-cell office:value-type="string">
                <text:p>3x2x2</text:p>
                <draw:g>
                  <svg:desc>Sheet1.A24:Sheet1.A24</svg:desc>
                </draw:g>
              </table:table-cell>
              <table:table-cell office:value-type="float" office:value="2.58102485430374">
                <text:p>2.58102485430374</text:p>
                <draw:g>
                  <svg:desc>Sheet1.B24:Sheet1.J24</svg:desc>
                </draw:g>
              </table:table-cell>
              <table:table-cell office:value-type="float" office:value="2.0706146338346">
                <text:p>2.0706146338346</text:p>
              </table:table-cell>
              <table:table-cell office:value-type="float" office:value="1.79605359317905">
                <text:p>1.79605359317905</text:p>
              </table:table-cell>
              <table:table-cell office:value-type="float" office:value="1.37235438757105">
                <text:p>1.37235438757105</text:p>
              </table:table-cell>
              <table:table-cell office:value-type="float" office:value="1.27143462726337">
                <text:p>1.27143462726337</text:p>
              </table:table-cell>
              <table:table-cell office:value-type="float" office:value="0.926690615300191">
                <text:p>0.926690615300191</text:p>
              </table:table-cell>
              <table:table-cell office:value-type="float" office:value="0.798919367845433">
                <text:p>0.798919367845433</text:p>
              </table:table-cell>
              <table:table-cell office:value-type="float" office:value="0.677456416585747">
                <text:p>0.677456416585747</text:p>
              </table:table-cell>
              <table:table-cell office:value-type="float" office:value="0.649438741447936">
                <text:p>0.649438741447936</text:p>
              </table:table-cell>
            </table:table-row>
            <table:table-row>
              <table:table-cell office:value-type="string">
                <text:p>baseline</text:p>
                <draw:g>
                  <svg:desc>Sheet1.A25:Sheet1.A25</svg:desc>
                </draw:g>
              </table:table-cell>
              <table:table-cell office:value-type="float" office:value="3.02355365671675">
                <text:p>3.02355365671675</text:p>
                <draw:g>
                  <svg:desc>Sheet1.B25:Sheet1.J25</svg:desc>
                </draw:g>
              </table:table-cell>
              <table:table-cell office:value-type="float" office:value="3.07577092046347">
                <text:p>3.07577092046347</text:p>
              </table:table-cell>
              <table:table-cell office:value-type="float" office:value="3.1380870808067">
                <text:p>3.1380870808067</text:p>
              </table:table-cell>
              <table:table-cell office:value-type="float" office:value="3.09853886089816">
                <text:p>3.09853886089816</text:p>
              </table:table-cell>
              <table:table-cell office:value-type="float" office:value="3.10862693130585">
                <text:p>3.10862693130585</text:p>
              </table:table-cell>
              <table:table-cell office:value-type="float" office:value="3.12071168350138">
                <text:p>3.12071168350138</text:p>
              </table:table-cell>
              <table:table-cell office:value-type="float" office:value="3.08006622431395">
                <text:p>3.08006622431395</text:p>
              </table:table-cell>
              <table:table-cell office:value-type="float" office:value="3.10662027866096">
                <text:p>3.10662027866096</text:p>
              </table:table-cell>
              <table:table-cell office:value-type="float" office:value="3.105111876934">
                <text:p>3.105111876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